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0000" draw:marker-start-width="0.242cm" draw:marker-end-width="0.242cm" draw:fill-color="#ff0000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 style:list-style-name="L1">
      <style:graphic-properties svg:stroke-width="0.028cm" svg:stroke-color="#ff0000" draw:marker-start-width="0.242cm" draw:marker-end-width="0.242cm" draw:fill-color="#ff0000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a933" draw:marker-start-width="0.242cm" draw:marker-end-width="0.242cm" draw:fill-color="#00a933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a933" draw:marker-start-width="0.242cm" draw:marker-end-width="0.242cm" draw:fill-color="#00a933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ff0000" draw:marker-start-width="0.242cm" draw:marker-end-width="0.242cm" draw:fill-color="#ff0000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 style:list-style-name="L1">
      <style:graphic-properties svg:stroke-width="0.028cm" svg:stroke-color="#ff0000" draw:marker-start-width="0.242cm" draw:marker-end-width="0.242cm" draw:fill-color="#ff0000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 style:list-style-name="L1">
      <style:graphic-properties svg:stroke-width="0.028cm" svg:stroke-color="#00a933" draw:marker-start-width="0.242cm" draw:marker-end-width="0.242cm" draw:fill-color="#00a933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 style:list-style-name="L1">
      <style:graphic-properties svg:stroke-width="0.028cm" svg:stroke-color="#00a933" draw:marker-start-width="0.242cm" draw:marker-end-width="0.242cm" draw:fill-color="#00a933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width="0.028cm" svg:stroke-color="#2a6099" draw:marker-start-width="0.242cm" draw:marker-end-width="0.242cm" draw:fill-color="#2a6099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svg:stroke-width="0.028cm" svg:stroke-color="#808080" draw:marker-start-width="0.242cm" draw:marker-end-width="0.242cm" draw:fill-color="#b2b2b2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 style:list-style-name="L1">
      <style:graphic-properties svg:stroke-width="0.028cm" svg:stroke-color="#ff0000" draw:marker-start-width="0.242cm" draw:marker-end-width="0.242cm" draw:fill-color="#ff0000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 style:list-style-name="L1">
      <style:graphic-properties svg:stroke-width="0.028cm" svg:stroke-color="#00a933" draw:marker-start-width="0.242cm" draw:marker-end-width="0.242cm" draw:fill-color="#00a933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 style:list-style-name="L1">
      <style:graphic-properties svg:stroke-width="0.028cm" svg:stroke-color="#ff0000" draw:marker-start-width="0.242cm" draw:marker-end-width="0.242cm" draw:fill-color="#ff0000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 style:list-style-name="L1">
      <style:graphic-properties svg:stroke-width="0.028cm" svg:stroke-color="#00a933" draw:marker-start-width="0.242cm" draw:marker-end-width="0.242cm" draw:fill-color="#00a933" draw:opacity="50%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0.131cm" fo:min-width="3.183cm"/>
    </style:style>
    <style:style style:name="gr16" style:family="graphic" style:parent-style-name="standard">
      <style:graphic-properties svg:stroke-opacity="0%" draw:textarea-horizontal-align="justify" draw:textarea-vertical-align="middle" draw:auto-grow-height="false" fo:min-height="0.016cm" fo:min-width="1.819cm"/>
    </style:style>
    <style:style style:name="gr17" style:family="graphic" style:parent-style-name="standard">
      <style:graphic-properties svg:stroke-opacity="0%" draw:textarea-horizontal-align="justify" draw:textarea-vertical-align="middle" draw:auto-grow-height="false" fo:min-height="0.015cm" fo:min-width="1.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" style:family="paragraph">
      <loext:graphic-properties draw:fill-color="#ff0000" draw:opacity="50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ff0000" draw:opacity="50%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a933" draw:opacity="50%"/>
      <style:paragraph-properties fo:text-align="center" style:writing-mode="lr-tb"/>
    </style:style>
    <style:style style:name="P7" style:family="paragraph">
      <loext:graphic-properties draw:fill-color="#00a933" draw:opacity="50%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8" style:family="paragraph">
      <loext:graphic-properties draw:fill-color="#2a6099" draw:opacity="50%"/>
      <style:paragraph-properties fo:text-align="center" style:writing-mode="lr-tb"/>
    </style:style>
    <style:style style:name="P9" style:family="paragraph">
      <loext:graphic-properties draw:fill-color="#b2b2b2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4cm" svg:height="1.4cm" svg:x="0.2cm" svg:y="1.5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4cm" svg:height="1.4cm" svg:x="1.6cm" svg:y="1.5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4cm" svg:height="1.4cm" svg:x="3cm" svg:y="1.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4cm" svg:height="1.4cm" svg:x="4.4cm" svg:y="1.5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4cm" svg:height="1.4cm" svg:x="0.2cm" svg:y="2.9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cm" svg:height="1.4cm" svg:x="1.6cm" svg:y="2.9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4cm" svg:height="1.4cm" svg:x="3cm" svg:y="2.9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cm" svg:height="1.4cm" svg:x="4.4cm" svg:y="2.9cm"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cm" svg:height="1.4cm" svg:x="0.2cm" svg:y="4.3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cm" svg:height="1.4cm" svg:x="1.6cm" svg:y="4.3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4cm" svg:height="1.4cm" svg:x="3cm" svg:y="4.3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4cm" svg:height="1.4cm" svg:x="4.4cm" svg:y="4.3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cm" svg:height="1.4cm" svg:x="0.2cm" svg:y="5.7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cm" svg:height="1.4cm" svg:x="1.6cm" svg:y="5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4cm" svg:height="1.4cm" svg:x="3cm" svg:y="5.7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4cm" svg:height="1.4cm" svg:x="4.4cm" svg:y="5.7cm">
            <text:p text:style-name="P5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.4cm" svg:height="1.4cm" svg:x="11.5cm" svg:y="5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4cm" svg:height="1.4cm" svg:x="12.9cm" svg:y="5cm"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cm" svg:height="1.4cm" svg:x="11.5cm" svg:y="6.4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4cm" svg:height="1.4cm" svg:x="12.9cm" svg:y="6.4cm">
            <text:p text:style-name="P5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4" draw:layer="layout" svg:width="1.4cm" svg:height="1.4cm" svg:x="11.5cm" svg:y="0.7cm">
            <text:p text:style-name="P3">2.5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4cm" svg:height="1.4cm" svg:x="12.9cm" svg:y="0.7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cm" svg:height="1.4cm" svg:x="11.5cm" svg:y="2.1cm">
            <text:p text:style-name="P5">1.75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4cm" svg:height="1.4cm" svg:x="12.9cm" svg:y="2.1cm">
            <text:p text:style-name="P5">3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0" draw:layer="layout" svg:width="3.683cm" svg:height="0.381cm" svg:x="5.971cm" svg:y="4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5cm" svg:height="0.53cm" draw:transform="rotate (0.785572696322648) translate (9.233cm 4.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2.651cm" svg:height="0.529cm" draw:transform="rotate (-0.785223630472249) translate (9.608cm 4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1" draw:layer="layout" svg:width="3.77cm" svg:height="1.353cm" svg:x="1.083cm" svg:y="0.221cm">
          <draw:text-box>
            <text:p text:style-name="P10"><text:span text:style-name="T2">Single-</text:span><text:span text:style-name="T2">channel</text:span></text:p>
            <text:p text:style-name="P10"><text:span text:style-name="T2">Input </text:span><text:span text:style-name="T2">feature</text:span></text:p>
          </draw:text-box>
        </draw:frame>
        <draw:frame draw:style-name="gr18" draw:text-style-name="P13" draw:layer="layout" svg:width="3.173cm" svg:height="1.916cm" svg:x="6.152cm" svg:y="2.334cm">
          <draw:text-box>
            <text:p text:style-name="P12"><text:span text:style-name="T2">Pooling with</text:span></text:p>
            <text:p text:style-name="P12"><text:span text:style-name="T2">2x2 kernel </text:span></text:p>
            <text:p text:style-name="P12"><text:span text:style-name="T2">and stride 2</text:span></text:p>
          </draw:text-box>
        </draw:frame>
        <draw:frame draw:style-name="gr18" draw:text-style-name="P13" draw:layer="layout" svg:width="3.228cm" svg:height="0.806cm" svg:x="11.252cm" svg:y="4.234cm">
          <draw:text-box>
            <text:p text:style-name="P12"><text:span text:style-name="T2">Ma</text:span><text:span text:style-name="T2">x </text:span><text:span text:style-name="T2">Po</text:span><text:span text:style-name="T2">olin</text:span><text:span text:style-name="T2">g</text:span></text:p>
          </draw:text-box>
        </draw:frame>
        <draw:frame draw:style-name="gr18" draw:text-style-name="P13" draw:layer="layout" svg:width="4.13cm" svg:height="0.806cm" svg:x="10.853cm" svg:y="-0.066cm">
          <draw:text-box>
            <text:p text:style-name="P12"><text:span text:style-name="T2">Ave</text:span><text:span text:style-name="T2">rag</text:span><text:span text:style-name="T2">e </text:span><text:span text:style-name="T2">Po</text:span><text:span text:style-name="T2">olin</text:span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30:38.354582343</meta:creation-date>
    <dc:date>2021-04-25T12:30:54.004968538</dc:date>
    <meta:editing-duration>PT41M22S</meta:editing-duration>
    <meta:editing-cycles>6</meta:editing-cycles>
    <meta:generator>LibreOffice/6.4.6.2$Linux_X86_64 LibreOffice_project/40$Build-2</meta:generator>
    <meta:document-statistic meta:object-count="34"/>
  </office:meta>
</office:document-meta>
</file>